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3" style:family="table">
      <style:table-properties style:width="15.646cm" fo:margin-left="0.051cm" table:align="left" style:writing-mode="lr-tb"/>
    </style:style>
    <style:style style:name="Tabela3.A" style:family="table-column">
      <style:table-column-properties style:column-width="3.616cm"/>
    </style:style>
    <style:style style:name="Tabela3.B" style:family="table-column">
      <style:table-column-properties style:column-width="4.124cm"/>
    </style:style>
    <style:style style:name="Tabela3.C" style:family="table-column">
      <style:table-column-properties style:column-width="4.145cm"/>
    </style:style>
    <style:style style:name="Tabela3.D" style:family="table-column">
      <style:table-column-properties style:column-width="3.76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2" style:family="table-row">
      <style:table-row-properties style:min-row-height="0.75cm" fo:keep-together="auto"/>
    </style:style>
    <style:style style:name="Tabela3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style:line-height-at-least="0.176cm" style:snap-to-layout-grid="false"/>
      <style:text-properties style:font-name="Arial1" style:font-name-complex="Arial1"/>
    </style:style>
    <style:style style:name="P4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6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7" style:family="paragraph" style:parent-style-name="Standard">
      <style:text-properties officeooo:paragraph-rsid="001205c6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13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LO-normal">
      <style:text-properties fo:font-size="10pt" style:font-size-asian="10pt" style:font-size-complex="10pt"/>
    </style:style>
    <style:style style:name="P15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6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7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18" style:family="paragraph" style:parent-style-name="LO-normal">
      <style:text-properties fo:font-size="10pt" officeooo:paragraph-rsid="00186ce4" style:font-size-asian="10pt" style:font-size-complex="10pt"/>
    </style:style>
    <style:style style:name="P19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20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21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LO-normal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LO-normal">
      <style:text-properties fo:font-size="10pt" officeooo:paragraph-rsid="00155fa4" style:font-size-asian="10pt" style:font-size-complex="10pt"/>
    </style:style>
    <style:style style:name="P24" style:family="paragraph" style:parent-style-name="LO-normal">
      <style:text-properties fo:font-size="10pt" officeooo:paragraph-rsid="00156d24" style:font-size-asian="10pt" style:font-size-complex="10pt"/>
    </style:style>
    <style:style style:name="P25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26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7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8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29" style:family="paragraph" style:parent-style-name="LO-normal">
      <style:text-properties fo:font-size="10pt" style:font-size-asian="10pt" style:font-name-complex="Arial" style:font-size-complex="10pt"/>
    </style:style>
    <style:style style:name="P30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31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4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3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6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7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 style:font-name="Times" fo:font-style="italic" style:font-name-asian="Arial" style:font-style-asian="italic" style:font-name-complex="Times"/>
    </style:style>
    <style:style style:name="T5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6" style:family="text">
      <style:text-properties officeooo:rsid="00155fa4"/>
    </style:style>
    <style:style style:name="T7" style:family="text">
      <style:text-properties officeooo:rsid="00186ce4"/>
    </style:style>
    <style:style style:name="T8" style:family="text">
      <style:text-properties officeooo:rsid="001205c6"/>
    </style:style>
    <style:style style:name="T9" style:family="text">
      <style:text-properties officeooo:rsid="00156d24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T11" style:family="text">
      <style:text-properties officeooo:rsid="0014ef0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Strong_20_Emphasis">Gestão de Pessoas </text:span><text:span text:style-name="Strong_20_Emphasis"><text:span text:style-name="T8">NPI</text:span></text:span><text:span text:style-name="Strong_20_Emphasis"> - G</text:span><text:span text:style-name="Strong_20_Emphasis"><text:span text:style-name="T8">RH</text:span></text:span></text:p>
      <text:p text:style-name="P11"/>
      <text:p text:style-name="P12">Documento Complementar do Caso de Uso Genérico </text:p>
      <text:p text:style-name="P10"><text:span text:style-name="T1">&lt;</text:span><text:span text:style-name="T2">GRH-REQ-UC-COMPL-UC02-CRUD-Estagiário</text:span><text:span text:style-name="T1">&gt;</text:span></text:p>
      <text:p text:style-name="P8"><text:span text:style-name="Book_20_Title"><text:span text:style-name="T10"/></text:span></text:p>
      <text:p text:style-name="P9"/>
      <text:p text:style-name="P13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3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4">01/04/2015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4">Beatriz Brito do Rêgo</text:p>
          </table:table-cell>
          <table:table-cell table:style-name="Tabela1.D1" office:value-type="string">
            <text:p text:style-name="P14">Criação do documento</text:p>
          </table:table-cell>
        </table:table-row>
        <table:table-row table:style-name="Tabela1.1">
          <table:table-cell table:style-name="Tabela1.A3" office:value-type="string">
            <text:p text:style-name="P15">15/04/2015</text:p>
          </table:table-cell>
          <table:table-cell table:style-name="Tabela1.A3" office:value-type="string">
            <text:p text:style-name="P15">1.1</text:p>
          </table:table-cell>
          <table:table-cell table:style-name="Tabela1.A3" office:value-type="string">
            <text:p text:style-name="P14">Beatriz Brito do Rêgo</text:p>
          </table:table-cell>
          <table:table-cell table:style-name="Tabela1.D3" office:value-type="string">
            <text:p text:style-name="P14">Adição d<text:span text:style-name="T6">e novos</text:span> campos <text:span text:style-name="T6">no cadastro</text:span></text:p>
          </table:table-cell>
        </table:table-row>
        <table:table-row table:style-name="Tabela1.1">
          <table:table-cell table:style-name="Tabela1.A3" office:value-type="string">
            <text:p text:style-name="P16"><text:span text:style-name="T7">20</text:span>/04/2015</text:p>
          </table:table-cell>
          <table:table-cell table:style-name="Tabela1.A3" office:value-type="string">
            <text:p text:style-name="P16">1.1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19">Atualização do documento</text:p>
          </table:table-cell>
        </table:table-row>
        <table:table-row table:style-name="Tabela1.1">
          <table:table-cell table:style-name="Tabela1.A3" office:value-type="string">
            <text:p text:style-name="P20">22/07/2015</text:p>
          </table:table-cell>
          <table:table-cell table:style-name="Tabela1.A3" office:value-type="string">
            <text:p text:style-name="P20">1.2</text:p>
          </table:table-cell>
          <table:table-cell table:style-name="Tabela1.A3" office:value-type="string">
            <text:p text:style-name="P20">Rayson Santos</text:p>
          </table:table-cell>
          <table:table-cell table:style-name="Tabela1.D3" office:value-type="string">
            <text:p text:style-name="P20">Atualização do Template e da Entidade</text:p>
          </table:table-cell>
        </table:table-row>
        <table:table-row table:style-name="Tabela1.6">
          <table:table-cell table:style-name="Tabela1.A3" office:value-type="string">
            <text:p text:style-name="P28">24/09/2015</text:p>
          </table:table-cell>
          <table:table-cell table:style-name="Tabela1.A3" office:value-type="string">
            <text:p text:style-name="P28">1.3</text:p>
          </table:table-cell>
          <table:table-cell table:style-name="Tabela1.A3" office:value-type="string">
            <text:p text:style-name="P28">Rayson Santos <text:span text:style-name="T11">de Lima</text:span></text:p>
          </table:table-cell>
          <table:table-cell table:style-name="Tabela1.D3" office:value-type="string">
            <text:p text:style-name="P28">Remoção do atributo “Local do Estagio”</text:p>
          </table:table-cell>
        </table:table-row>
      </table:table>
      <text:section text:style-name="Sect1" text:name="Seção1">
        <text:list xml:id="list556391004323973019" text:style-name="WW8Num2">
          <text:list-item>
            <text:h text:style-name="P35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6"><text:span text:style-name="Fonte_20_parág._20_padrão3"><text:span text:style-name="T5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">Campos da entidade</text:p>
            </table:table-cell>
            <table:table-cell table:style-name="Tabela2.A1" office:value-type="string">
              <text:p text:style-name="P6">Descrição</text:p>
            </table:table-cell>
            <table:table-cell table:style-name="Tabela2.A1" office:value-type="string">
              <text:p text:style-name="P4">Preenchimento</text:p>
            </table:table-cell>
            <table:table-cell table:style-name="Tabela2.D1" office:value-type="string">
              <text:p text:style-name="P4">Tipo</text:p>
            </table:table-cell>
          </table:table-row>
          <table:table-row table:style-name="Tabela2.1">
            <table:table-cell table:style-name="Tabela2.A1" office:value-type="string">
              <text:p text:style-name="P21"/>
              <text:p text:style-name="P14"/>
              <text:p text:style-name="P14">Nome Completo</text:p>
            </table:table-cell>
            <table:table-cell table:style-name="Tabela2.A1" office:value-type="string">
              <text:p text:style-name="P14">A tela Cadastro de Estagiário deve possuir um campo Nome Completo: onde se deve informar o nome do estagiário que deseja se cadastrar.</text:p>
              <text:p text:style-name="P14">Ex: Flávio Augusto.</text:p>
            </table:table-cell>
            <table:table-cell table:style-name="Tabela2.A1" office:value-type="string">
              <text:p text:style-name="P29">Obrigatório</text:p>
            </table:table-cell>
            <table:table-cell table:style-name="Tabela2.D1" office:value-type="string">
              <text:p text:style-name="P21"/>
              <text:p text:style-name="P14">String </text:p>
            </table:table-cell>
          </table:table-row>
          <table:table-row table:style-name="Tabela2.1">
            <table:table-cell table:style-name="Tabela2.A3" office:value-type="string">
              <text:p text:style-name="P14">Nome da Mãe</text:p>
            </table:table-cell>
            <table:table-cell table:style-name="Tabela2.A3" office:value-type="string">
              <text:p text:style-name="P14">A tela Cadastro de Estagiário deve possuir um campo Nome da Mãe: onde se deve informar o nome da mãe do estagiário que deseja se cadastrar.</text:p>
              <text:p text:style-name="P14">Ex: Maria José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String</text:p>
            </table:table-cell>
          </table:table-row>
          <table:table-row table:style-name="Tabela2.1">
            <table:table-cell table:style-name="Tabela2.A3" office:value-type="string">
              <text:p text:style-name="P14">Telefone</text:p>
            </table:table-cell>
            <table:table-cell table:style-name="Tabela2.A3" office:value-type="string">
              <text:p text:style-name="P14">A tela Cadastro de Estagiário deve possuir um campo Telefone: onde se deve informar um telefone para contato do estagiário.</text:p>
              <text:p text:style-name="P14">Ex: (88) 9999 9999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31">Data de Nascimento</text:p>
            </table:table-cell>
            <table:table-cell table:style-name="Tabela2.A3" office:value-type="string">
              <text:p text:style-name="P31">A tela Cadastro de Estagiário deve possuir um campo Data de Nascimento: onde se deve informar a data de nascimento do estagiário.</text:p>
              <text:p text:style-name="P31">Ex: <text:s/>04/08/1992.</text:p>
            </table:table-cell>
            <table:table-cell table:style-name="Tabela2.A3" office:value-type="string">
              <text:p text:style-name="P32"/>
              <text:p text:style-name="P31">Obrigatório</text:p>
            </table:table-cell>
            <table:table-cell table:style-name="Tabela2.D3" office:value-type="string">
              <text:p text:style-name="P32"/>
              <text:p text:style-name="P31">Date</text:p>
              <text:p text:style-name="P31"/>
            </table:table-cell>
          </table:table-row>
          <table:table-row table:style-name="Tabela2.1">
            <table:table-cell table:style-name="Tabela2.A3" office:value-type="string">
              <text:p text:style-name="P14">Semestre</text:p>
            </table:table-cell>
            <table:table-cell table:style-name="Tabela2.A3" office:value-type="string">
              <text:p text:style-name="P14">A tela Cadastro de Estagiário deve <text:soft-page-break/>possuir um campo Semestre: onde se deve informar o semestre que o estagiário está cursando.</text:p>
              <text:p text:style-name="P14">Ex: 07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14">Curso</text:p>
            </table:table-cell>
            <table:table-cell table:style-name="Tabela2.A3" office:value-type="string">
              <text:p text:style-name="P14">A tela Cadastro de Estagiário deve possuir uma lista de Cursos: onde o estagiário deve escolher o curso que está cursando.<text:line-break/>Ex: Engenharia de Software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5">Lista</text:p>
            </table:table-cell>
          </table:table-row>
          <table:table-row table:style-name="Tabela2.1">
            <table:table-cell table:style-name="Tabela2.A3" office:value-type="string">
              <text:p text:style-name="P31">Matricula</text:p>
            </table:table-cell>
            <table:table-cell table:style-name="Tabela2.A3" office:value-type="string">
              <text:p text:style-name="P31">A tela Cadastro de Estagiário deve possuir um campo Matricula: onde se deve informar a matricula do estagiário.</text:p>
              <text:p text:style-name="P31">Ex: 0345878</text:p>
            </table:table-cell>
            <table:table-cell table:style-name="Tabela2.A3" office:value-type="string">
              <text:p text:style-name="P31">Obrigatório</text:p>
            </table:table-cell>
            <table:table-cell table:style-name="Tabela2.D3" office:value-type="string">
              <text:p text:style-name="P31">Integer</text:p>
            </table:table-cell>
          </table:table-row>
          <table:table-row table:style-name="Tabela2.1">
            <table:table-cell table:style-name="Tabela2.A3" office:value-type="string">
              <text:p text:style-name="P31">Endereço</text:p>
            </table:table-cell>
            <table:table-cell table:style-name="Tabela2.A3" office:value-type="string">
              <text:p text:style-name="P31">A tela Cadastro de Estagiário deve possuir um campo Endereço: onde se deve informar o endereço onde o estagiário reside.</text:p>
              <text:p text:style-name="P31">Ex: Rua Valetina Arruda.</text:p>
            </table:table-cell>
            <table:table-cell table:style-name="Tabela2.A3" office:value-type="string">
              <text:p text:style-name="P31">Obrigatório</text:p>
            </table:table-cell>
            <table:table-cell table:style-name="Tabela2.D3" office:value-type="string">
              <text:p text:style-name="P31">String</text:p>
            </table:table-cell>
          </table:table-row>
          <table:table-row table:style-name="Tabela2.1">
            <table:table-cell table:style-name="Tabela2.A3" office:value-type="string">
              <text:p text:style-name="P31">Cidade</text:p>
            </table:table-cell>
            <table:table-cell table:style-name="Tabela2.A3" office:value-type="string">
              <text:p text:style-name="P14">A tela Cadastro de Estagiário deve possuir um campo Cidade: onde se deve informar a cidade onde o estagiário reside.</text:p>
              <text:p text:style-name="P14">Ex: Quixadá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String</text:p>
            </table:table-cell>
          </table:table-row>
          <table:table-row table:style-name="Tabela2.1">
            <table:table-cell table:style-name="Tabela2.A3" office:value-type="string">
              <text:p text:style-name="P14">UF</text:p>
            </table:table-cell>
            <table:table-cell table:style-name="Tabela2.A3" office:value-type="string">
              <text:p text:style-name="P14">A tela Cadastro de Estagiário deve possuir uma lista de UF: onde o estagiário deve escolher a UF da sua cidade.</text:p>
              <text:p text:style-name="P14">Ex: CE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5">Lista</text:p>
            </table:table-cell>
          </table:table-row>
          <table:table-row table:style-name="Tabela2.1">
            <table:table-cell table:style-name="Tabela2.A3" office:value-type="string">
              <text:p text:style-name="P14">CEP</text:p>
            </table:table-cell>
            <table:table-cell table:style-name="Tabela2.A3" office:value-type="string">
              <text:p text:style-name="P14">A tela Cadastro de Estagiário deve possuir um campo CEP: onde se deve informar o CEP da cidade onde o estagiário reside.</text:p>
              <text:p text:style-name="P14">Ex: 63800-000</text:p>
            </table:table-cell>
            <table:table-cell table:style-name="Tabela2.A3" office:value-type="string">
              <text:p text:style-name="P3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15">Redmine</text:p>
            </table:table-cell>
            <table:table-cell table:style-name="Tabela2.A3" office:value-type="string">
              <text:p text:style-name="P23">A tela Cadastro de Estagiário deve possuir um campo <text:span text:style-name="T6">Redmine</text:span>: onde se deve informar <text:span text:style-name="T6">o login da conta do redmine referente ao</text:span> estagiário.</text:p>
              <text:p text:style-name="P23">Ex: <text:span text:style-name="T6">valentina_arruda</text:span>.</text:p>
              <text:p text:style-name="P23"/>
            </table:table-cell>
            <table:table-cell table:style-name="Tabela2.A3" office:value-type="string">
              <text:p text:style-name="P23">O<text:span text:style-name="T6">pcional</text:span></text:p>
            </table:table-cell>
            <table:table-cell table:style-name="Tabela2.D3" office:value-type="string">
              <text:p text:style-name="P15">String</text:p>
            </table:table-cell>
          </table:table-row>
          <table:table-row table:style-name="Tabela2.1">
            <table:table-cell table:style-name="Tabela2.A3" office:value-type="string">
              <text:p text:style-name="P15">Github</text:p>
            </table:table-cell>
            <table:table-cell table:style-name="Tabela2.A3" office:value-type="string">
              <text:p text:style-name="P23">A tela Cadastro de Estagiário deve possuir um campo <text:span text:style-name="T6">Github</text:span>: onde se deve informar <text:span text:style-name="T6">o link de acesso a página do github do estagiário</text:span>.</text:p>
              <text:p text:style-name="P23">Ex: <text:span text:style-name="T6">https://github.com/valentina_arruda</text:span></text:p>
            </table:table-cell>
            <table:table-cell table:style-name="Tabela2.A3" office:value-type="string">
              <text:p text:style-name="P15">Opcional</text:p>
            </table:table-cell>
            <table:table-cell table:style-name="Tabela2.D3" office:value-type="string">
              <text:p text:style-name="P15">String</text:p>
            </table:table-cell>
          </table:table-row>
          <table:table-row table:style-name="Tabela2.1">
            <table:table-cell table:style-name="Tabela2.A3" office:value-type="string">
              <text:p text:style-name="P33">Hangouts</text:p>
            </table:table-cell>
            <table:table-cell table:style-name="Tabela2.A3" office:value-type="string">
              <text:p text:style-name="P24">A tela Cadastro de Estagiário deve possuir um campo Hangout: <text:span text:style-name="T9">onde </text:span><text:soft-page-break/>se deve informar <text:span text:style-name="T9">o e-mail do gmail referente ao</text:span> estagiário.</text:p>
              <text:p text:style-name="P24">Ex: <text:span text:style-name="T6">valentina_arruda@gmail.com</text:span>.</text:p>
              <text:p text:style-name="P24"/>
            </table:table-cell>
            <table:table-cell table:style-name="Tabela2.A3" office:value-type="string">
              <text:p text:style-name="P24">O<text:span text:style-name="T6">pcional</text:span></text:p>
            </table:table-cell>
            <table:table-cell table:style-name="Tabela2.D3" office:value-type="string">
              <text:p text:style-name="P17">String</text:p>
            </table:table-cell>
          </table:table-row>
          <table:table-row table:style-name="Tabela2.1">
            <table:table-cell table:style-name="Tabela2.A3" office:value-type="string">
              <text:p text:style-name="P33">Turma</text:p>
            </table:table-cell>
            <table:table-cell table:style-name="Tabela2.A3" office:value-type="string">
              <text:p text:style-name="P25">O estagiário cadastrado precisa ser vinculado a uma turma cadastrada no sistema.</text:p>
              <text:p text:style-name="P26">Nota: Apenas o coordenador pode vincular estagiário a turma.</text:p>
              <text:p text:style-name="P24">Ex: <text:span text:style-name="T9">NPI_Manhã</text:span></text:p>
            </table:table-cell>
            <table:table-cell table:style-name="Tabela2.A3" office:value-type="string">
              <text:p text:style-name="P26">Obrigatório</text:p>
            </table:table-cell>
            <table:table-cell table:style-name="Tabela2.D3" office:value-type="string">
              <text:p text:style-name="P27">Turma</text:p>
            </table:table-cell>
          </table:table-row>
        </table:table>
        <text:p text:style-name="Standard"/>
        <text:p text:style-name="P7"/>
        <text:list xml:id="list114116587178157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36"><text:span text:style-name="Fonte_20_parág._20_padrão3"><text:span text:style-name="T4"/></text:span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P3"/>
            </table:table-cell>
            <table:table-cell table:style-name="Tabela3.A1" office:value-type="string">
              <text:p text:style-name="P4">Opções de pesquisa</text:p>
            </table:table-cell>
            <table:table-cell table:style-name="Tabela3.A1" office:value-type="string">
              <text:p text:style-name="P4">Preenchimento</text:p>
            </table:table-cell>
            <table:table-cell table:style-name="Tabela3.D1" office:value-type="string">
              <text:p text:style-name="P4">Tipo</text:p>
            </table:table-cell>
          </table:table-row>
          <table:table-row table:style-name="Tabela3.2">
            <table:table-cell table:style-name="Tabela3.A1" office:value-type="string">
              <text:p text:style-name="P14">Pesquisar <text:span text:style-name="T7">lista de Estagiários</text:span></text:p>
            </table:table-cell>
            <table:table-cell table:style-name="Tabela3.A1" office:value-type="string">
              <text:p text:style-name="P22">Turma</text:p>
            </table:table-cell>
            <table:table-cell table:style-name="Tabela3.A1" office:value-type="string">
              <text:p text:style-name="P30">Obrigatório </text:p>
            </table:table-cell>
            <table:table-cell table:style-name="Tabela3.D1" office:value-type="string">
              <text:p text:style-name="P21"><text:s/>String</text:p>
            </table:table-cell>
          </table:table-row>
          <table:table-row table:style-name="Tabela3.2">
            <table:table-cell table:style-name="Tabela3.A3" office:value-type="string">
              <text:p text:style-name="P14">Pesquisa por nome</text:p>
            </table:table-cell>
            <table:table-cell table:style-name="Tabela3.A3" office:value-type="string">
              <text:p text:style-name="P14">Por nome</text:p>
            </table:table-cell>
            <table:table-cell table:style-name="Tabela3.A3" office:value-type="string">
              <text:p text:style-name="P14">Opcional</text:p>
            </table:table-cell>
            <table:table-cell table:style-name="Tabela3.D3" office:value-type="string">
              <text:p text:style-name="P14">String</text:p>
            </table:table-cell>
          </table:table-row>
        </table:table>
        <text:p text:style-name="Standard"><text:bookmark-start text:name="__RefHeading__71_1275273786"/><text:bookmark-end text:name="__RefHeading__71_1275273786"/><text:bookmark-start text:name="__RefHeading__53_178789685"/><text:bookmark-end text:name="__RefHeading__53_178789685"/><text:bookmark-start text:name="__RefHeading__476_490762481"/><text:bookmark-end text:name="__RefHeading__476_490762481"/><text:bookmark-start text:name="__RefHeading__452_1105478727"/><text:bookmark-end text:name="__RefHeading__452_1105478727"/><text:bookmark-start text:name="__RefHeading__51_178789685"/><text:bookmark-end text:name="__RefHeading__51_178789685"/><text:bookmark-start text:name="__RefHeading__450_1105478727"/><text:bookmark-end text:name="__RefHeading__450_1105478727"/><text:bookmark-start text:name="__RefHeading__474_490762481"/><text:bookmark-end text:name="__RefHeading__474_490762481"/><text:bookmark-start text:name="__RefHeading__69_1275273786"/><text:bookmark-end text:name="__RefHeading__69_1275273786"/><text:bookmark-start text:name="__RefHeading__7641_1906137012"/><text:bookmark-end text:name="__RefHeading__7641_1906137012"/><text:bookmark-start text:name="__RefHeading__186_1522395385"/><text:bookmark-end text:name="__RefHeading__186_1522395385"/><text:bookmark-start text:name="__RefHeading__49_178789685"/><text:bookmark-end text:name="__RefHeading__49_178789685"/><text:bookmark-start text:name="__RefHeading__448_1105478727"/><text:bookmark-end text:name="__RefHeading__448_1105478727"/><text:bookmark-start text:name="__RefHeading__472_490762481"/><text:bookmark-end text:name="__RefHeading__472_490762481"/><text:bookmark-start text:name="__RefHeading__67_1275273786"/><text:bookmark-end text:name="__RefHeading__67_1275273786"/><text:bookmark-start text:name="__RefHeading__7639_1906137012"/><text:bookmark-end text:name="__RefHeading__7639_1906137012"/><text:bookmark-start text:name="__RefHeading__184_1522395385"/><text:bookmark-end text:name="__RefHeading__184_1522395385"/><text:bookmark-start text:name="__RefHeading__65_1275273786"/><text:bookmark-end text:name="__RefHeading__65_1275273786"/><text:bookmark-start text:name="__RefHeading__47_178789685"/><text:bookmark-end text:name="__RefHeading__47_178789685"/><text:bookmark-start text:name="__RefHeading__446_1105478727"/><text:bookmark-end text:name="__RefHeading__446_1105478727"/><text:bookmark-start text:name="__RefHeading__470_490762481"/><text:bookmark-end text:name="__RefHeading__470_490762481"/><text:bookmark text:name="_Ref439573339"/><text:bookmark text:name="_Ref41849739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41:16.427000000</dc:date>
    <meta:print-date>2007-05-07T23:41:00</meta:print-date>
    <meta:editing-cycles>6</meta:editing-cycles>
    <meta:editing-duration>PT56M35S</meta:editing-duration>
    <meta:generator>LibreOffice/4.3.1.2$Windows_x86 LibreOffice_project/958349dc3b25111dbca392fbc281a05559ef6848</meta:generator>
    <meta:document-statistic meta:table-count="3" meta:image-count="2" meta:object-count="0" meta:page-count="3" meta:paragraph-count="121" meta:word-count="523" meta:character-count="3246" meta:non-whitespace-character-count="284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